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0.166cm" fo:min-width="0cm"/>
    </style:style>
    <style:style style:name="gr2" style:family="graphic" style:parent-style-name="standard">
      <style:graphic-properties svg:stroke-color="#000000" draw:fill="none" draw:fill-color="#000000" draw:textarea-horizontal-align="justify" draw:textarea-vertical-align="middle" draw:auto-grow-height="false" fo:min-height="0cm" fo:min-width="0cm"/>
    </style:style>
    <style:style style:name="gr3" style:family="graphic" style:parent-style-name="standard">
      <style:graphic-properties svg:stroke-color="#000000" draw:fill="none" draw:textarea-horizontal-align="justify" draw:textarea-vertical-align="middle" draw:auto-grow-height="false" fo:min-height="0.223cm" fo:min-width="0cm"/>
    </style:style>
    <style:style style:name="gr4" style:family="graphic" style:parent-style-name="standard">
      <style:graphic-properties svg:stroke-color="#000000" draw:fill="none" draw:textarea-horizontal-align="justify" draw:textarea-vertical-align="middle" draw:auto-grow-height="false" fo:min-height="0.445cm" fo:min-width="1.37cm"/>
    </style:style>
    <style:style style:name="gr5" style:family="graphic" style:parent-style-name="objectwithoutfill">
      <style:graphic-properties svg:stroke-color="#000000"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000000"/>
      <style:paragraph-properties fo:text-align="center"/>
    </style:style>
  </office:automatic-styles>
  <office:body>
    <office:drawing>
      <draw:page draw:name="page1" draw:style-name="dp1" draw:master-page-name="Default">
        <draw:custom-shape draw:style-name="gr1" draw:text-style-name="P1" draw:layer="layout" svg:width="0.593cm" svg:height="0.586cm" draw:transform="skewX (0.00506145483078355) rotate (-0.0174532925199433) translate (9.628cm 11.7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593cm" svg:height="0.586cm" draw:transform="skewX (0.00506145483078355) rotate (-0.0174532925199433) translate (10.759cm 11.6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593cm" svg:height="0.586cm" draw:transform="skewX (0.00506145483078355) rotate (-0.0174532925199433) translate (8.684cm 12.3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33cm" svg:height="0.135cm" draw:transform="rotate (-0.0106465084371659) translate (10.409cm 12.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3cm" svg:height="0.3cm" draw:transform="rotate (-0.0106465084371659) translate (10.401cm 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679cm" svg:height="0.669cm" draw:transform="skewX (0.00506145483078355) rotate (-0.0174532925199433) translate (10.305cm 13.3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0.679cm" svg:height="0.669cm" draw:transform="skewX (0.00506145483078355) rotate (-0.0174532925199433) translate (9.502cm 14.2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0.679cm" svg:height="0.669cm" draw:transform="skewX (0.00506145483078355) rotate (-0.0174532925199433) translate (11.278cm 14.1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0.679cm" svg:height="0.669cm" draw:transform="skewX (0.00506145483078355) rotate (-0.0174532925199433) translate (10.474cm 15.09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593cm" svg:height="0.586cm" draw:transform="skewX (0.00506145483078355) rotate (-0.0174532925199433) translate (8.031cm 13.2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33cm" svg:height="0.135cm" draw:transform="rotate (-0.0106465084371659) translate (8.575cm 13.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3cm" svg:height="0.3cm" draw:transform="rotate (-0.0106465084371659) translate (8.064cm 14.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33cm" svg:height="0.135cm" draw:transform="rotate (-0.0106465084371659) translate (8.218cm 1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33cm" svg:height="0.135cm" draw:transform="rotate (-0.0106465084371659) translate (8.762cm 16.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3cm" svg:height="0.3cm" draw:transform="rotate (-0.0106465084371659) translate (10.247cm 16.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93cm" svg:height="0.586cm" draw:transform="skewX (0.00506145483078355) rotate (-0.0174532925199433) translate (8.029cm 15.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593cm" svg:height="0.586cm" draw:transform="skewX (0.00506145483078355) rotate (-0.0174532925199433) translate (9.059cm 16.6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33cm" svg:height="0.135cm" draw:transform="rotate (-0.0106465084371659) translate (12.457cm 12.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3cm" svg:height="0.3cm" draw:transform="rotate (-0.0106465084371659) translate (12.387cm 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593cm" svg:height="0.586cm" draw:transform="skewX (0.00506145483078355) rotate (-0.0174532925199433) translate (11.799cm 12.0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593cm" svg:height="0.586cm" draw:transform="skewX (0.00506145483078355) rotate (-0.0174532925199433) translate (12.604cm 12.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593cm" svg:height="0.586cm" draw:transform="skewX (0.00506145483078355) rotate (-0.0174532925199433) translate (12.801cm 14.7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133cm" svg:height="0.135cm" draw:transform="rotate (-0.0106465084371659) translate (12.939cm 1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3cm" svg:height="0.3cm" draw:transform="rotate (-0.0106465084371659) translate (12.128cm 15.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87cm" svg:height="0.695cm" draw:transform="rotate (0.0174532925199433) translate (11.563cm 16.441cm)">
          <text:p/>
          <draw:enhanced-geometry svg:viewBox="0 0 21600 21600" draw:type="rectangle" draw:enhanced-path="M 0 0 L 21600 0 21600 21600 0 21600 0 0 Z N"/>
        </draw:custom-shape>
        <draw:custom-shape draw:style-name="gr2" draw:text-style-name="P2" draw:layer="layout" svg:width="0.133cm" svg:height="0.135cm" draw:transform="rotate (-0.0106465084371659) translate (12.804cm 16.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 draw:text-style-name="P1" draw:layer="layout" svg:width="7.332cm" svg:height="7.316cm" draw:transform="rotate (0.821526478913731) translate (5.68631365829204cm 15.0794019092027cm)" svg:viewBox="0 0 7333 7317" draw:points="3612,7317 4610,7317 6180,5838 6781,5132 7031,4660 7265,4041 7333,3407 7320,3014 7174,2328 7142,2293 7076,2300 6979,2298 6888,2248 6823,2217 6739,2110 6713,2009 6709,1823 6763,1716 6827,1650 6848,1615 5805,501 5552,401 5118,211 5045,291 5009,343 4942,357 4858,379 4787,364 4735,353 4658,322 4587,275 4525,217 4482,145 4452,84 4447,40 4438,31 4025,0 3623,38 3243,123 2887,234 2508,390 2180,578 1789,883 1339,1306 546,2055 0,2541 1,3479 3621,7313">
          <text:p/>
        </draw:poly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9-22T20:22:27.084000000</meta:creation-date>
    <dc:date>2021-09-22T20:44:42.168000000</dc:date>
    <meta:editing-duration>PT22M13S</meta:editing-duration>
    <meta:editing-cycles>6</meta:editing-cycles>
    <meta:generator>LibreOffice/7.2.1.2$Windows_X86_64 LibreOffice_project/87b77fad49947c1441b67c559c339af8f3517e22</meta:generator>
    <meta:document-statistic meta:object-count="27"/>
  </office:meta>
</office:document-meta>
</file>